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P1" style:family="paragraph" style:parent-style-name="Frame_20_contents">
      <style:text-properties officeooo:rsid="002e4383" officeooo:paragraph-rsid="002e4383"/>
    </style:style>
    <style:style style:name="P2" style:family="paragraph" style:parent-style-name="Frame_20_contents">
      <style:text-properties officeooo:rsid="00332c3b" officeooo:paragraph-rsid="00332c3b"/>
    </style:style>
    <style:style style:name="P3" style:family="paragraph" style:parent-style-name="Frame_20_contents">
      <style:paragraph-properties fo:text-align="start" style:justify-single-word="false"/>
    </style:style>
    <style:style style:name="P4" style:family="paragraph" style:parent-style-name="Standard">
      <style:text-properties officeooo:paragraph-rsid="00140020"/>
    </style:style>
    <style:style style:name="P5" style:family="paragraph" style:parent-style-name="Standard">
      <style:text-properties officeooo:rsid="00286d19" officeooo:paragraph-rsid="00286d19"/>
    </style:style>
    <style:style style:name="P6" style:family="paragraph" style:parent-style-name="Standard">
      <style:paragraph-properties style:writing-mode="lr-tb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9870"/>
    </style:style>
    <style:style style:name="T2" style:family="text">
      <style:text-properties style:font-name="Liberation Serif2" fo:font-size="6pt" fo:font-style="normal" fo:font-weight="normal" style:font-size-asian="6pt" style:font-style-asian="normal" style:font-weight-asian="normal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e4383"/>
    </style:style>
    <style:style style:name="T6" style:family="text">
      <style:text-properties officeooo:rsid="002fb688"/>
    </style:style>
    <style:style style:name="T7" style:family="text">
      <style:text-properties officeooo:rsid="00319b70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.049cm" fo:border="0.06pt solid #000000" draw:wrap-influence-on-position="once-concurrent" loext:allow-overlap="tru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23cm" fo:text-indent="-0.635cm" fo:margin-left="1.323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58cm" fo:text-indent="-0.635cm" fo:margin-left="1.95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93cm" fo:text-indent="-0.635cm" fo:margin-left="2.59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28cm" fo:text-indent="-0.635cm" fo:margin-left="3.22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63cm" fo:text-indent="-0.635cm" fo:margin-left="3.86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98cm" fo:text-indent="-0.635cm" fo:margin-left="4.49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33cm" fo:text-indent="-0.635cm" fo:margin-left="5.13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68cm" fo:text-indent="-0.635cm" fo:margin-left="5.76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03cm" fo:text-indent="-0.635cm" fo:margin-left="6.40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38cm" fo:text-indent="-0.635cm" fo:margin-left="7.038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rame1" text:anchor-type="paragraph" svg:x="-0.051cm" svg:y="-0.005cm" svg:width="4.747cm" draw:z-index="0"><draw:text-box fo:min-height="1.625cm"><text:p text:style-name="P1">Language ambiguity (has multiple precise meanings):</text:p><text:p text:style-name="P1">- word ‘bring me the file’(resolve w/ POS)</text:p><text:p text:style-name="P1">- syntactic ‘I shot an elephant in my pjs’</text:p><text:p text:style-name="P1">- semantic ‘the rabbit is ready for lunch’</text:p><text:p text:style-name="P1">- referential ‘Pavarotti is a big opera star’</text:p><text:p text:style-name="P1">- non-literal ‘it’s raining cats and dogs’</text:p></draw:text-box></draw:frame><draw:frame draw:style-name="fr1" draw:name="Frame2" text:anchor-type="paragraph" svg:x="3.695cm" svg:y="0.275cm" svg:width="2.372cm" draw:z-index="2"><draw:text-box fo:min-height="1.344cm"><text:p text:style-name="P1">Deep Learning learns🗸</text:p><text:p text:style-name="P1">abstract functions instead</text:p><text:p text:style-name="P1">of rules based on</text:p><text:p text:style-name="P1">maintenance of intuitive</text:p><text:p text:style-name="P1">linguistic rules.</text:p></draw:text-box></draw:frame><draw:frame draw:style-name="fr1" draw:name="Frame3" text:anchor-type="paragraph" svg:x="4.694cm" svg:y="-0.004cm" svg:width="6.117cm" draw:z-index="1"><draw:text-box fo:min-height="1.623cm"><text:p text:style-name="P1">Lexicon – <text:span text:style-name="T4">morph(eme)</text:span>ological analysis (stem and affix e.g. ‘cat’+’s’)</text:p><text:p text:style-name="P1"><text:s text:c="26"/>Word segmentation (tokenization)</text:p><text:p text:style-name="P1"><text:s text:c="26"/>Word normalization (case/acronyms/spelling)</text:p><text:p text:style-name="P1"><text:s text:c="26"/>Lemmatization ‘sing, sung, sang’ → ‘sing’</text:p><text:p text:style-name="P1"><text:s text:c="26"/>Stemming (common root, above ‘s’)</text:p><text:p text:style-name="P1"><text:s text:c="26"/>Part-Of-Speech (tag words with noun, verb...)</text:p></draw:text-box></draw:frame><draw:frame draw:style-name="fr1" draw:name="Frame4" text:anchor-type="paragraph" svg:x="10.809cm" svg:y="-0.004cm" svg:width="8.281cm" draw:z-index="3"><draw:text-box fo:min-height="1.623cm"><text:p text:style-name="P2">Context-Free Grammar: <text:span text:style-name="T8">Derive</text:span> sentence structure through a <text:span text:style-name="T8">parse tree</text:span></text:p><text:p text:style-name="P3"><draw:g text:anchor-type="as-char" svg:y="-0.402cm" draw:z-index="4" draw:style-name="gr1"><svg:title>TexMaths</svg:title><svg:desc>12§latex§\begin{array}{cc}
S \rightarrow NP\ VP &amp; b \\ 
c &amp; d 
\end{array}§svg§600§FALSE§</svg:desc><draw:path draw:style-name="gr2" draw:text-style-name="P7" svg:width="3.056cm" svg:height="0.761cm" svg:x="0.001cm" svg:y="0.021cm" svg:viewBox="0 0 3057 762" svg:d="M0 0c1019 0 2038 0 3057 0 0 254 0 508 0 762-1019 0-2038 0-3057 0 0-254 0-508 0-762z"><text:p/></draw:path><draw:path draw:style-name="gr3" draw:text-style-name="P8" svg:width="0.25cm" svg:height="0.305cm" svg:x="0.001cm" svg:y="0cm" svg:viewBox="0 0 251 306" svg:d="M251 5c0-3-1-5-5-5-2 0-2 0-8 6-6 8-14 16-20 24-12-19-33-30-61-30-53 0-103 48-103 100 0 33 22 52 43 60 16 3 30 7 46 10 15 5 38 11 38 46 0 37-35 77-75 77-28 0-75-10-75-61 0-11 3-21 3-23 1-1 1-3 1-3 0-4-3-4-5-4s-4 0-5 1-25 97-25 98c0 4 2 5 5 5 2 0 2 0 7-6 7-8 14-17 22-24 18 24 46 30 70 30 58 0 107-56 107-108 0-29-14-43-20-49-10-10-16-12-54-22-9-2-24-6-28-7-12-4-26-16-26-38 0-34 35-70 74-70 35 0 61 18 61 65 0 13-2 21-2 24 1 1 0 3 5 3s5-1 7-8c7-30 16-61 23-91z"><text:p/></draw:path><draw:path draw:style-name="gr4" draw:text-style-name="P8" svg:width="0.373cm" svg:height="0.219cm" svg:x="0.403cm" svg:y="0.081cm" svg:viewBox="0 0 374 220" svg:d="M328 119c-23 17-35 35-38 39-19 29-15 38-22 57 0 5 4 5 8 5 7 0 7-2 10-9 9-41 34-77 81-96 5-1 7-2 7-5s-2-3-3-4c-19-8-70-29-87-100-1-5-1-6-8-6-4 0-8 0-8 5 0 1 3 27 21 56 9 12 21 27 39 41-105 0-209 0-314 0-7 0-14 0-14 8 0 9 7 9 14 9 105 0 209 0 314 0z"><text:p/></draw:path><draw:path draw:style-name="gr5" draw:text-style-name="P8" svg:width="0.354cm" svg:height="0.286cm" svg:x="0.935cm" svg:y="0.009cm" svg:viewBox="0 0 355 287" svg:d="M302 44c4-16 12-30 46-31 1 0 7-1 7-8 0-1 0-5-6-5-14 0-29 1-42 1-14 0-30-1-43-1-2 0-8 0-8 8 0 5 4 5 8 5 24 0 29 9 29 18 0 1-1 7-1 9-16 62-33 124-48 187-32-73-62-147-93-220-3-7-5-7-14-7-19 0-37 0-57 0-8 0-12 0-12 8 0 5 4 5 12 5 3 0 29 0 29 4-19 75-37 150-56 225-5 17-12 30-46 32-2 0-7 1-7 8 0 4 2 5 5 5 14 0 29-1 43-1 13 0 29 1 43 1 1 0 7 0 7-9 0-3-3-4-8-4-24 0-28-10-28-18 0-3 0-5 2-10 19-74 37-148 56-222 1 2 1 4 4 7 34 83 69 166 104 249 4 7 5 7 8 7 5 0 5-1 8-9 19-78 39-156 58-234z"><text:p/></draw:path><draw:path draw:style-name="gr6" draw:text-style-name="P8" svg:width="0.3cm" svg:height="0.286cm" svg:x="1.32cm" svg:y="0.009cm" svg:viewBox="0 0 301 287" svg:d="M110 154c24 0 48 0 72 0 60 0 119-44 119-90 0-33-29-64-84-64-45 0-90 0-135 0-9 0-14 0-14 7 0 6 4 6 12 6 6 0 14 0 18 0 8 1 10 3 10 7 0 2 0 3-1 9-19 75-37 150-57 225-4 17-6 20-38 20-7 0-12 0-12 8 0 5 5 5 6 5 12 0 42-1 54-1 8 0 18 1 26 1 10 0 20 0 28 0 2 0 8 0 8-9 0-4-3-4-12-4-15 0-27 0-27-8 0-2 1-4 1-7 8-36 18-71 26-105zM140 29c5-15 5-16 23-16 13 0 28 0 41 0 35 0 58 11 58 40 0 17-9 53-26 68-20 19-45 22-64 22-20 0-40 0-59 0 9-39 18-76 27-114z"><text:p/></draw:path><draw:path draw:style-name="gr7" draw:text-style-name="P8" svg:width="0.299cm" svg:height="0.295cm" svg:x="1.795cm" svg:y="0.009cm" svg:viewBox="0 0 300 296" svg:d="M241 48c21-34 39-35 54-35 5-1 4-6 5-8 0-4-1-5-5-5-11 0-24 1-35 1-14 0-28-1-42-1-2 0-8 0-8 7 0 5 5 6 7 6 12 0 19 5 19 13 0 6-3 11-6 16-43 68-86 137-129 206-10-74-19-148-29-223 0-7 10-12 29-12 6 0 11 0 11-8 0-5-4-5-6-5-17 0-35 1-52 1-8 0-17-1-24-1-8 0-16 0-23 0-2 0-7 0-7 7 0 6 4 6 11 6 23 0 24 4 25 15 11 86 22 172 32 259 2 8 4 9 9 9 7 0 8-2 12-7 50-80 102-161 152-241z"><text:p/></draw:path><draw:path draw:style-name="gr8" draw:text-style-name="P8" svg:width="0.3cm" svg:height="0.286cm" svg:x="2.127cm" svg:y="0.009cm" svg:viewBox="0 0 301 287" svg:d="M112 154c24 0 46 0 70 0 60 0 119-44 119-90 0-33-27-64-83-64-45 0-91 0-136 0-9 0-14 0-14 7 0 6 5 6 14 6 4 0 12 0 18 0 6 1 8 3 8 7 0 2 0 3-1 9-19 75-37 150-57 225-4 17-4 20-38 20-7 0-12 0-12 8 0 5 5 5 6 5 12 0 42-1 54-1 8 0 18 1 28 1 8 0 18 0 26 0 4 0 8 0 8-9 0-4-3-4-10-4-16 0-28 0-28-8 0-2 0-4 1-7 9-36 18-71 27-105zM142 29c3-15 4-16 22-16 14 0 28 0 41 0 35 0 57 11 57 40 0 17-9 53-24 68-22 19-47 22-66 22-20 0-40 0-59 0 9-39 19-76 29-114z"><text:p/></draw:path><draw:path draw:style-name="gr9" draw:text-style-name="P8" svg:width="0.155cm" svg:height="0.295cm" svg:x="2.9cm" svg:y="0.005cm" svg:viewBox="0 0 156 296" svg:d="M82 5c0-1 0-5-6-5-10 0-41 4-52 4-4 1-7 1-7 8 0 6 3 6 9 6 21 0 22 2 22 7 0 3-5 17-6 25-12 46-23 92-35 138-5 21-7 28-7 42 0 40 23 66 54 66 49 0 102-62 102-123 0-39-23-67-56-67-20 0-38 12-50 25 11-42 21-84 32-126zM42 163c2-8 2-9 6-14 20-28 40-34 50-34 16 0 27 12 27 40 0 25-13 73-22 89-13 28-32 43-49 43-14 0-29-11-29-42 0-9 0-16 7-42 4-13 6-27 10-40z"><text:p/></draw:path><draw:path draw:style-name="gr10" draw:text-style-name="P8" svg:width="0.163cm" svg:height="0.19cm" svg:x="1.136cm" svg:y="0.614cm" svg:viewBox="0 0 164 191" svg:d="M150 26c-7 0-13 0-19 6s-7 14-7 16c0 11 7 16 15 16 12 0 24-11 24-28 0-20-20-36-50-36-57 0-113 60-113 120 0 37 24 71 68 71 60 0 96-45 96-49 0-3-2-6-4-6-3 0-4 1-6 4-34 41-80 41-84 41-27 0-39-20-39-45 0-17 9-58 23-84 13-24 36-42 60-42 14 0 30 4 36 16z"><text:p/></draw:path><draw:path draw:style-name="gr11" draw:text-style-name="P8" svg:width="0.199cm" svg:height="0.295cm" svg:x="2.879cm" svg:y="0.509cm" svg:viewBox="0 0 200 296" svg:d="M200 5c0-1 0-5-6-5s-45 4-52 5c-4 0-6 2-6 7s3 5 9 5c21 0 22 3 22 7 0 2-1 6-1 8-9 34-17 68-26 101-8-15-20-27-39-27-49 0-101 62-101 123 0 40 23 67 56 67 9 0 29-1 54-31 4 17 18 31 39 31 14 0 25-9 31-22 7-16 13-41 13-42 0-5-3-5-6-5s-3 2-5 8c-7 28-15 52-32 52-12 0-13-11-13-19 0-10 1-14 2-21 21-81 41-162 61-242zM113 241c-3 9-3 9-9 16-19 24-36 30-48 30-20 0-26-23-26-40 0-20 13-72 23-91 13-25 32-41 49-41 28 0 34 35 34 37 0 3-2 5-3 8-7 26-13 54-20 81z"><text:p/></draw:path></draw:g></text:p></draw:text-box></draw:frame><text:span text:style-name="T5"><text:s text:c="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exMaths Roman" svg:font-family="'TexMaths Roman'"/>
    <style:font-face style:name="TexMaths Roman1" svg:font-family="'TexMaths Roman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6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padding="0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2:25:55.368182004</meta:creation-date>
    <dc:date>2024-03-08T18:44:50.947887119</dc:date>
    <meta:editing-duration>PT5H23M21S</meta:editing-duration>
    <meta:editing-cycles>35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110" meta:character-count="902" meta:non-whitespace-character-count="676"/>
  </office:meta>
</office:document-meta>
</file>